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EE0000021FF624F1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eb05" officeooo:paragraph-rsid="00131285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rsid="0002eb05" officeooo:paragraph-rsid="0013a9fb"/>
    </style:style>
    <style:style style:name="T1" style:family="text">
      <style:text-properties officeooo:rsid="00131285"/>
    </style:style>
    <style:style style:name="T2" style:family="text">
      <style:text-properties officeooo:rsid="0013a9fb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"><text:span text:style-name="T1">VLAN</text:span> Configuration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as-char" svg:width="6.9252in" svg:height="2.9791in" draw:z-index="0"><draw:image xlink:href="Pictures/10000001000004EE0000021FF624F1F6.png" xlink:type="simple" xlink:show="embed" xlink:actuate="onLoad" draw:mime-type="image/png"/></draw:frame></text:p>
      <text:p text:style-name="Standard"/>
      <text:p text:style-name="Standard"/>
      <text:p text:style-name="P2">Fig 8.<text:span text:style-name="T2">1</text:span>: <text:span text:style-name="T2">VLAN </text:span>Configured in Cisco Packet Tracer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04:22:46.926639900</meta:creation-date>
    <dc:date>2025-10-28T04:24:01.449334900</dc:date>
    <meta:editing-duration>PT1M14S</meta:editing-duration>
    <meta:editing-cycles>2</meta:editing-cycles>
    <meta:generator>LibreOffice/25.2.6.2$Windows_X86_64 LibreOffice_project/729c5bfe710f5eb71ed3bbde9e06a6065e9c6c5d</meta:generator>
    <meta:document-statistic meta:table-count="0" meta:image-count="1" meta:object-count="0" meta:page-count="1" meta:paragraph-count="3" meta:word-count="10" meta:character-count="66" meta:non-whitespace-character-count="57"/>
  </office:meta>
</office:document-meta>
</file>